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4_12-41-55_000.jpg</text:p>
          </table:table-cell>
          <table:table-cell table:style-name="ce13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7 E-139-34-49.93</text:p>
          </table:table-cell>
          <table:table-cell table:style-name="ce2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4_15-08-03_000.jpg</text:p>
          </table:table-cell>
          <table:table-cell table:style-name="ce16" office:value-type="string">
            <text:p>:m 1*1 RES / 245 / 『相対論』　シュッツ / p.1</text:p>
          </table:table-cell>
          <table:table-cell table:style-name="ce3"/>
          <table:table-cell table:style-name="ce3"/>
          <table:table-cell table:style-name="ce3" office:value-type="string">
            <text:p>N-35-35-28.49 E-139-34-49.76</text:p>
          </table:table-cell>
          <table:table-cell table:style-name="ce29" table:formula="of:=IF([.E3]=&quot;&quot;;[.C3];CONCATENATE([.C3];&quot; / &quot;;[.E3]))" office:value-type="string" office:string-value=":m 1*1 RES / 245 / 『相対論』　シュッツ / p.1">
            <text:p>:m 1*1 RES / 245 / 『相対論』　シュッツ / p.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1-04_18-50-52_000.jpg</text:p>
          </table:table-cell>
          <table:table-cell table:style-name="ce15" office:value-type="string">
            <text:p>:m music / log / gt / || s.1:m-4.n,score+,k.A6+3,R=2 || s.2:f-99.n,b.o.=m-4,score+,k.A+2+3;D+3+5,R=1 || s.3:p-1,r,t.65,score~,R=3</text:p>
          </table:table-cell>
          <table:table-cell table:style-name="ce28"/>
          <table:table-cell table:style-name="ce3"/>
          <table:table-cell table:style-name="ce3" office:value-type="string">
            <text:p>N-35-35-28.83 E-139-34-49.27</text:p>
          </table:table-cell>
          <table:table-cell table:style-name="ce29" table:formula="of:=IF([.E4]=&quot;&quot;;[.C4];CONCATENATE([.C4];&quot; / &quot;;[.E4]))" office:value-type="string" office:string-value=":m music / log / gt / || s.1:m-4.n,score+,k.A6+3,R=2 || s.2:f-99.n,b.o.=m-4,score+,k.A+2+3;D+3+5,R=1 || s.3:p-1,r,t.65,score~,R=3">
            <text:p>:m music / log / gt / || s.1:m-4.n,score+,k.A6+3,R=2 || s.2:f-99.n,b.o.=m-4,score+,k.A+2+3;D+3+5,R=1 || s.3:p-1,r,t.65,score~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1-04_20-53-43_000.jpg</text:p>
          </table:table-cell>
          <table:table-cell table:style-name="ce16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33 E-139-34-49.87</text:p>
          </table:table-cell>
          <table:table-cell table:style-name="ce29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5_00-39-36_000.jpg</text:p>
          </table:table-cell>
          <table:table-cell table:style-name="ce15" office:value-type="string">
            <text:p>:m :PHOTO 寝た時刻 / 2019</text:p>
          </table:table-cell>
          <table:table-cell table:style-name="ce20"/>
          <table:table-cell table:style-name="ce3"/>
          <table:table-cell table:style-name="ce3" office:value-type="string">
            <text:p>N-35-35-28.74 E-139-34-49.82</text:p>
          </table:table-cell>
          <table:table-cell table:style-name="ce29" table:formula="of:=IF([.E6]=&quot;&quot;;[.C6];CONCATENATE([.C6];&quot; / &quot;;[.E6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5_08-18-11_000.jpg</text:p>
          </table:table-cell>
          <table:table-cell table:style-name="ce16" office:value-type="string">
            <text:p>:m :PHOTO 起きた時刻 / 2019</text:p>
          </table:table-cell>
          <table:table-cell table:style-name="ce13"/>
          <table:table-cell table:style-name="ce3"/>
          <table:table-cell table:style-name="ce3" office:value-type="string">
            <text:p>N-35-35-28.7 E-139-34-49.65</text:p>
          </table:table-cell>
          <table:table-cell table:style-name="ce29" table:formula="of:=IF([.E7]=&quot;&quot;;[.C7];CONCATENATE([.C7];&quot; / &quot;;[.E7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3-17_18-21-14_000.m4a</text:p>
          </table:table-cell>
          <table:table-cell table:style-name="ce6" office:value-type="string">
            <text:p>:VOICE-MEMO / @自室 / 記録 / kb,keyboard / 演奏、play / k-0317-1 / ??</text:p>
          </table:table-cell>
          <table:table-cell table:style-name="ce15"/>
          <table:table-cell table:style-name="ce3"/>
          <table:table-cell table:style-name="ce3"/>
          <table:table-cell table:style-name="ce29" table:formula="of:=IF([.E8]=&quot;&quot;;[.C8];CONCATENATE([.C8];&quot; / &quot;;[.E8]))" office:value-type="string" office:string-value=":VOICE-MEMO / @自室 / 記録 / kb,keyboard / 演奏、play / k-0317-1 / ??">
            <text:p>:VOICE-MEMO / @自室 / 記録 / kb,keyboard / 演奏、play / k-0317-1 / ??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3-18_12-56-16_000.m4a</text:p>
          </table:table-cell>
          <table:table-cell table:style-name="ce6" office:value-type="string">
            <text:p>:VOICE-MEMO / @自室 / 記録 / kb,keyboard / 演奏、play / k-0318-1 / id=GO9M,free,play,block-1:sec-1,R=1</text:p>
          </table:table-cell>
          <table:table-cell table:style-name="ce15"/>
          <table:table-cell table:style-name="ce3"/>
          <table:table-cell table:style-name="ce3"/>
          <table:table-cell table:style-name="ce29" table:formula="of:=IF([.E9]=&quot;&quot;;[.C9];CONCATENATE([.C9];&quot; / &quot;;[.E9]))" office:value-type="string" office:string-value=":VOICE-MEMO / @自室 / 記録 / kb,keyboard / 演奏、play / k-0318-1 / id=GO9M,free,play,block-1:sec-1,R=1">
            <text:p>:VOICE-MEMO / @自室 / 記録 / kb,keyboard / 演奏、play / k-0318-1 / id=GO9M,free,play,block-1:sec-1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3-18_12-57-44_000.m4a</text:p>
          </table:table-cell>
          <table:table-cell table:style-name="ce6" office:value-type="string">
            <text:p>:VOICE-MEMO / @自室 / 記録 / kb,keyboard / 演奏、play / k-0318-2 / id=GO9M,free,R=2,block-1:sec-3(sec-1:var-1) / N+=II6D,free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記録 / kb,keyboard / 演奏、play / k-0318-2 / id=GO9M,free,R=2,block-1:sec-3(sec-1:var-1) / N+=II6D,free">
            <text:p>:VOICE-MEMO / @自室 / 記録 / kb,keyboard / 演奏、play / k-0318-2 / id=GO9M,free,R=2,block-1:sec-3(sec-1:var-1) / N+=II6D,free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3-19_14-42-58_000.m4a</text:p>
          </table:table-cell>
          <table:table-cell table:style-name="ce6" office:value-type="string">
            <text:p>:VOICE-MEMO / @自室 / 記録 / kb,keyboard / 演奏、play / k-0319-1 / free,N,R=1,2-chord music</text:p>
          </table:table-cell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室 / 記録 / kb,keyboard / 演奏、play / k-0319-1 / free,N,R=1,2-chord music">
            <text:p>:VOICE-MEMO / @自室 / 記録 / kb,keyboard / 演奏、play / k-0319-1 / free,N,R=1,2-chord music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3-19_15-01-31_000.m4a</text:p>
          </table:table-cell>
          <table:table-cell table:style-name="ce6" office:value-type="string">
            <text:p>:VOICE-MEMO / @自室 / 記録 / kb,keyboard / 演奏、play / k-0319-2 / free,id=II6D,play,block-1,block-2(N),R=2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室 / 記録 / kb,keyboard / 演奏、play / k-0319-2 / free,id=II6D,play,block-1,block-2(N),R=2">
            <text:p>:VOICE-MEMO / @自室 / 記録 / kb,keyboard / 演奏、play / k-0319-2 / free,id=II6D,play,block-1,block-2(N),R=2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3-19_15-26-18_000.m4a</text:p>
          </table:table-cell>
          <table:table-cell table:style-name="ce6" office:value-type="string">
            <text:p>:VOICE-MEMO / @自室 / 記録 / kb,keyboard / 演奏、play / k-0319-3 / res,id=1bk4,from.m=20180815:R.2,R=3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室 / 記録 / kb,keyboard / 演奏、play / k-0319-3 / res,id=1bk4,from.m=20180815:R.2,R=3">
            <text:p>:VOICE-MEMO / @自室 / 記録 / kb,keyboard / 演奏、play / k-0319-3 / res,id=1bk4,from.m=20180815:R.2,R=3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3-20_16-40-21_000.m4a</text:p>
          </table:table-cell>
          <table:table-cell table:style-name="ce6" office:value-type="string">
            <text:p>:VOICE-MEMO / @自室 / 記録 / kb,keyboard / 演奏、play / k-0320-1 / ??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:VOICE-MEMO / @自室 / 記録 / kb,keyboard / 演奏、play / k-0320-1 / ??">
            <text:p>:VOICE-MEMO / @自室 / 記録 / kb,keyboard / 演奏、play / k-0320-1 / ??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3-30_08-51-03_000.m4a</text:p>
          </table:table-cell>
          <table:table-cell table:style-name="ce16" office:value-type="string">
            <text:p>:VOICE-MEMO / @自宅 / idea / fx-prog / ３つのbar、上げの幅、ヒストグラム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:VOICE-MEMO / @自宅 / idea / fx-prog / ３つのbar、上げの幅、ヒストグラム">
            <text:p>:VOICE-MEMO / @自宅 / idea / fx-prog / ３つのbar、上げの幅、ヒストグラム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string">
            <text:p>2019-04-09_05-51-07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1-04_18-27-10_000.mov</text:p>
          </table:table-cell>
          <table:table-cell table:style-name="ce6" office:value-type="string">
            <text:p>:VIDEO / @自宅 / メモ / guitar,gt / 演奏、play / g-2020-0104-1 / f-99.n,b.o.=m-4,score+,k.A+2+3;D+3+5,R=1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IDEO / @自宅 / メモ / guitar,gt / 演奏、play / g-2020-0104-1 / f-99.n,b.o.=m-4,score+,k.A+2+3;D+3+5,R=1">
            <text:p>:VIDEO / @自宅 / メモ / guitar,gt / 演奏、play / g-2020-0104-1 / f-99.n,b.o.=m-4,score+,k.A+2+3;D+3+5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1-04_18-29-51_000.mov</text:p>
          </table:table-cell>
          <table:table-cell table:style-name="ce6" office:value-type="string">
            <text:p>:VIDEO / @自宅 / メモ / guitar,gt / 演奏、play / g-2020-0104-2 / m-4.n,score+,k.A6+3,R=2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IDEO / @自宅 / メモ / guitar,gt / 演奏、play / g-2020-0104-2 / m-4.n,score+,k.A6+3,R=2">
            <text:p>:VIDEO / @自宅 / メモ / guitar,gt / 演奏、play / g-2020-0104-2 / m-4.n,score+,k.A6+3,R=2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1-04_18-42-58_000.mov</text:p>
          </table:table-cell>
          <table:table-cell table:style-name="ce6" office:value-type="string">
            <text:p>:VIDEO / @自宅 / メモ / guitar,gt / 演奏、play / g-2020-0104-3 / p-1,r,t.65,score~,R=3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IDEO / @自宅 / メモ / guitar,gt / 演奏、play / g-2020-0104-3 / p-1,r,t.65,score~,R=3">
            <text:p>:VIDEO / @自宅 / メモ / guitar,gt / 演奏、play / g-2020-0104-3 / p-1,r,t.65,score~,R=3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0">
            <text:p>30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19">
            <text:p>1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19">
            <text:p>1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1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19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1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1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1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1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19];[.B19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19];[.B19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1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1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16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6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2020/01/05</text:date>, <text:time>10:07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5T10:07:07.92</dc:date>
    <dc:creator>iwabuchi ken</dc:creator>
    <meta:editing-duration>P15DT22H54M38S</meta:editing-duration>
    <meta:editing-cycles>6291</meta:editing-cycles>
    <meta:document-statistic meta:table-count="1" meta:cell-count="747" meta:object-count="0"/>
  </office:meta>
</office:document-meta>
</file>